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weight="normal" officeooo:rsid="002615cd" officeooo:paragraph-rsid="0017ddaa" style:font-weight-asian="normal" style:font-weight-complex="normal"/>
    </style:style>
    <style:style style:name="P2" style:family="paragraph" style:parent-style-name="Standard">
      <style:paragraph-properties fo:text-align="justify" style:justify-single-word="false"/>
      <style:text-properties style:font-name="Ubuntu" fo:font-weight="normal" officeooo:rsid="001b7163" officeooo:paragraph-rsid="0017ddaa" style:font-weight-asian="normal" style:font-weight-complex="normal"/>
    </style:style>
    <style:style style:name="P3" style:family="paragraph" style:parent-style-name="Standard">
      <style:paragraph-properties fo:text-align="justify" style:justify-single-word="false"/>
      <style:text-properties style:font-name="Ubuntu" fo:font-weight="normal" officeooo:rsid="00186b08" officeooo:paragraph-rsid="00186b08" style:font-weight-asian="normal" style:font-weight-complex="normal"/>
    </style:style>
    <style:style style:name="P4" style:family="paragraph" style:parent-style-name="Standard">
      <style:paragraph-properties fo:text-align="justify" style:justify-single-word="false"/>
      <style:text-properties style:font-name="Ubuntu" fo:font-weight="normal" officeooo:rsid="001b1cbc" officeooo:paragraph-rsid="001b1cbc" style:font-weight-asian="normal" style:font-weight-complex="normal"/>
    </style:style>
    <style:style style:name="P5" style:family="paragraph" style:parent-style-name="Standard">
      <style:paragraph-properties fo:text-align="justify" style:justify-single-word="false"/>
      <style:text-properties style:font-name="Ubuntu" fo:font-weight="normal" officeooo:rsid="001c7a6a" officeooo:paragraph-rsid="001c7a6a" style:font-weight-asian="normal" style:font-weight-complex="normal"/>
    </style:style>
    <style:style style:name="P6" style:family="paragraph" style:parent-style-name="Standard">
      <style:paragraph-properties fo:text-align="justify" style:justify-single-word="false"/>
      <style:text-properties style:font-name="Ubuntu" fo:font-weight="normal" officeooo:rsid="0017ddaa" officeooo:paragraph-rsid="0017ddaa" style:font-weight-asian="normal" style:font-weight-complex="normal"/>
    </style:style>
    <style:style style:name="P7" style:family="paragraph" style:parent-style-name="Standard">
      <style:paragraph-properties fo:text-align="justify" style:justify-single-word="false"/>
      <style:text-properties style:font-name="Ubuntu" fo:font-weight="normal" officeooo:rsid="001c23d8" officeooo:paragraph-rsid="001c23d8"/>
    </style:style>
    <style:style style:name="P8" style:family="paragraph" style:parent-style-name="Standard">
      <style:paragraph-properties fo:text-align="justify" style:justify-single-word="false"/>
      <style:text-properties style:font-name="Ubuntu" fo:font-weight="normal" officeooo:rsid="001ef9e2" officeooo:paragraph-rsid="001ef9e2"/>
    </style:style>
    <style:style style:name="P9" style:family="paragraph" style:parent-style-name="Standard">
      <style:paragraph-properties fo:text-align="center" style:justify-single-word="false"/>
      <style:text-properties style:font-name="Ubuntu" fo:font-weight="bold" officeooo:rsid="001b7163" officeooo:paragraph-rsid="0017ddaa" style:font-weight-asian="bold" style:font-weight-complex="bold"/>
    </style:style>
    <style:style style:name="P10" style:family="paragraph" style:parent-style-name="Standard">
      <style:paragraph-properties fo:text-align="justify" style:justify-single-word="false"/>
      <style:text-properties style:font-name="Ubuntu" fo:font-weight="bold" officeooo:rsid="001b7163" officeooo:paragraph-rsid="0017ddaa" style:font-weight-asian="bold" style:font-weight-complex="bold"/>
    </style:style>
    <style:style style:name="P11" style:family="paragraph" style:parent-style-name="Standard">
      <style:paragraph-properties fo:text-align="justify" style:justify-single-word="false"/>
      <style:text-properties style:font-name="Ubuntu" fo:font-weight="bold" officeooo:rsid="001b7163" officeooo:paragraph-rsid="00186b08" style:font-weight-asian="bold" style:font-weight-complex="bold"/>
    </style:style>
    <style:style style:name="P12" style:family="paragraph" style:parent-style-name="Standard">
      <style:paragraph-properties fo:text-align="justify" style:justify-single-word="false"/>
      <style:text-properties style:font-name="Ubuntu" fo:font-weight="bold" officeooo:rsid="0019be52" officeooo:paragraph-rsid="0019be52" style:font-weight-asian="bold" style:font-weight-complex="bold"/>
    </style:style>
    <style:style style:name="P13" style:family="paragraph" style:parent-style-name="Standard" style:list-style-name="L1">
      <style:paragraph-properties fo:text-align="justify" style:justify-single-word="false"/>
      <style:text-properties style:font-name="Ubuntu" fo:font-weight="normal" officeooo:rsid="001b1cbc" officeooo:paragraph-rsid="001b1cbc" style:font-weight-asian="normal" style:font-weight-complex="normal"/>
    </style:style>
    <style:style style:name="P14" style:family="paragraph" style:parent-style-name="Standard" style:list-style-name="L2">
      <style:paragraph-properties fo:text-align="justify" style:justify-single-word="false"/>
      <style:text-properties style:font-name="Ubuntu" fo:font-weight="normal" officeooo:rsid="001b1cbc" officeooo:paragraph-rsid="001b1cbc" style:font-weight-asian="normal" style:font-weight-complex="normal"/>
    </style:style>
    <style:style style:name="P15" style:family="paragraph" style:parent-style-name="Standard">
      <style:paragraph-properties fo:text-align="justify" style:justify-single-word="false"/>
      <style:text-properties style:font-name="Ubuntu" fo:font-weight="normal" officeooo:rsid="001bda09" officeooo:paragraph-rsid="001ef9e2" style:font-weight-asian="normal" style:font-weight-complex="normal"/>
    </style:style>
    <style:style style:name="P16" style:family="paragraph" style:parent-style-name="Standard" style:list-style-name="L3">
      <style:paragraph-properties fo:text-align="justify" style:justify-single-word="false"/>
      <style:text-properties style:font-name="Ubuntu" fo:font-weight="normal" officeooo:rsid="00186b08" officeooo:paragraph-rsid="00186b08" style:font-weight-asian="normal" style:font-weight-complex="normal"/>
    </style:style>
    <style:style style:name="P17" style:family="paragraph" style:parent-style-name="Standard">
      <style:paragraph-properties fo:text-align="justify" style:justify-single-word="false"/>
      <style:text-properties style:font-name="Ubuntu" fo:font-weight="normal" officeooo:rsid="0017ddaa" officeooo:paragraph-rsid="0017ddaa" style:font-weight-asian="normal" style:font-weight-complex="normal"/>
    </style:style>
    <style:style style:name="P18" style:family="paragraph" style:parent-style-name="Standard" style:list-style-name="L2">
      <style:paragraph-properties fo:text-align="justify" style:justify-single-word="false"/>
      <style:text-properties style:font-name="Ubuntu" fo:font-weight="normal" officeooo:paragraph-rsid="001b1cbc"/>
    </style:style>
    <style:style style:name="P19" style:family="paragraph" style:parent-style-name="Standard" style:list-style-name="L2">
      <style:paragraph-properties fo:text-align="justify" style:justify-single-word="false"/>
      <style:text-properties style:font-name="Ubuntu" fo:font-weight="normal" officeooo:rsid="001b1cbc" officeooo:paragraph-rsid="001b1cbc"/>
    </style:style>
    <style:style style:name="T1" style:family="text">
      <style:text-properties officeooo:rsid="0017ddaa"/>
    </style:style>
    <style:style style:name="T2" style:family="text">
      <style:text-properties style:font-weight-asian="normal" style:font-weight-complex="normal"/>
    </style:style>
    <style:style style:name="T3" style:family="text">
      <style:text-properties officeooo:rsid="0017ddaa" style:font-weight-asian="normal" style:font-weight-complex="normal"/>
    </style:style>
    <style:style style:name="T4" style:family="text">
      <style:text-properties officeooo:rsid="00186b08" style:font-weight-asian="normal" style:font-weight-complex="normal"/>
    </style:style>
    <style:style style:name="T5" style:family="text">
      <style:text-properties officeooo:rsid="0019be52" style:font-weight-asian="normal" style:font-weight-complex="normal"/>
    </style:style>
    <style:style style:name="T6" style:family="text">
      <style:text-properties officeooo:rsid="001b1cbc" style:font-weight-asian="normal" style:font-weight-complex="normal"/>
    </style:style>
    <style:style style:name="T7" style:family="text">
      <style:text-properties officeooo:rsid="001bda09"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officeooo:rsid="001b1cbc" style:font-style-asian="italic" style:font-weight-asian="normal" style:font-style-complex="italic" style:font-weight-complex="normal"/>
    </style:style>
    <style:style style:name="T11" style:family="text">
      <style:text-properties officeooo:rsid="0019be52"/>
    </style:style>
    <style:style style:name="T12" style:family="text">
      <style:text-properties officeooo:rsid="001b1cbc"/>
    </style:style>
    <style:style style:name="T13" style:family="text">
      <style:text-properties fo:font-style="normal" style:font-style-asian="normal" style:font-weight-asian="normal" style:font-style-complex="normal" style:font-weight-complex="normal"/>
    </style:style>
    <style:style style:name="T14" style:family="text">
      <style:text-properties officeooo:rsid="001c7a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Kidnapped Vehicle</text:span> Project</text:p>
      <text:p text:style-name="P2"/>
      <text:p text:style-name="P2"/>
      <text:p text:style-name="P10">1. Introduction</text:p>
      <text:p text:style-name="P1">In this project, we estimate the position of a<text:span text:style-name="T11">n</text:span> object by means of a <text:span text:style-name="T1">particle</text:span> filter. <text:span text:style-name="T12">As in any Bayesian filter, the filtering process consist of two basic steps:</text:span></text:p>
      <text:list xml:id="list3667981792" text:style-name="L1">
        <text:list-item>
          <text:p text:style-name="P13">Prediction: in each time step we apply motion provided by the sensor and assuming a bicycle motion model.</text:p>
        </text:list-item>
        <text:list-item>
          <text:p text:style-name="P13">Update: we compute the posterior probability by measuring how well does the prediction match the map landmarks (this is an <text:span text:style-name="T8">a priori</text:span> information).</text:p>
        </text:list-item>
      </text:list>
      <text:p text:style-name="P4">In the next section, I will briefly describe some of the implementation details.</text:p>
      <text:p text:style-name="P1"/>
      <text:p text:style-name="P12">2. Implementation</text:p>
      <text:p text:style-name="P4">I have followed the Udacity lecture in order to implement the particle filter. Namely, the following function have been implemented:</text:p>
      <text:list xml:id="list3346072871" text:style-name="L2">
        <text:list-item>
          <text:p text:style-name="P14"><text:span text:style-name="T8">init()</text:span> : It initializes the particles and sets their position according to the initial GPS reading. This position is drawn from a pdf (probability density function) given by the reading itself and the measurement error of the sensor (GPS in this case).</text:p>
        </text:list-item>
        <text:list-item>
          <text:p text:style-name="P14"><text:span text:style-name="T8">prediction()</text:span> : It applies the estimated motion to each of the particles. Bicycle motion model is assumed and the motion measurement are assumed to be normally distributed.</text:p>
        </text:list-item>
        <text:list-item>
          <text:p text:style-name="P18"><text:span text:style-name="T10">findNearestNeighbour()</text:span><text:span text:style-name="T6"> : </text:span><text:span text:style-name="T3">I</text:span><text:span text:style-name="T6">t </text:span><text:span text:style-name="T3">perform</text:span><text:span text:style-name="T6">s</text:span><text:span text:style-name="T3"> data association (via nearest neighbour). For each observation (after transforming its coordinates to the global basis) we find the nearest landmark. However, several observations can share the same nearest landmark. In order to avoid such duplicities (or multiplicities), we perform the so called cross-check approach. This means, that for each observation we select its nearest landmark and we also check that this observation is the nearest (among all of them) to the selected landmark.</text:span></text:p>
        </text:list-item>
        <text:list-item>
          <text:p text:style-name="P19"><text:span text:style-name="T9">updateWeights() </text:span><text:span text:style-name="T2">: It updates the weights of each particle according to how well their observations match the available map landmarks.</text:span></text:p>
        </text:list-item>
        <text:list-item>
          <text:p text:style-name="P19"><text:span text:style-name="T9">resample()</text:span><text:span text:style-name="T13"> </text:span><text:span text:style-name="T2">: </text:span><text:span text:style-name="T7">This is the actual update step where particles with low weights (poor landmark matching) are more likely to be discarded and particles with high weights (good landmark matching) are likely to increase their relative population.</text:span></text:p>
        </text:list-item>
      </text:list>
      <text:p text:style-name="P15"/>
      <text:p text:style-name="P8"><text:span text:style-name="T7">A</text:span><text:span text:style-name="T2">ll the implementations are located in the </text:span><text:span text:style-name="T9">src</text:span><text:span text:style-name="T2"> folder in the files </text:span><text:span text:style-name="T9">particle_filter.h</text:span><text:span text:style-name="T2"> and </text:span><text:span text:style-name="T9">particle_filter.cpp</text:span><text:span text:style-name="T2">.</text:span></text:p>
      <text:p text:style-name="P6"/>
      <text:p text:style-name="P12"><text:span text:style-name="T1">3. </text:span>Results</text:p>
      <text:p text:style-name="P7"><text:span text:style-name="T3">T</text:span><text:span text:style-name="T2">he code meets the specifications as indicated by the simulator. Currently, the number of particle is set to 100. Nevertheless, the specifications are also met with much lower number of particles. For instance, the filter passes the requirements with 10 particle only even though the corresponding estimation error is higher than using 100 particles. On the other hand, the lower the number of particles the lower the computational burden. It is a pity that we do not have access to the ground truth data since it would be interesting to see the evolution of the estimation error with respect to the number of particles (done in an automated way and not by hand).</text:span></text:p>
      <text:p text:style-name="P6"/>
      <text:p text:style-name="P11"><text:span text:style-name="T5">4</text:span><text:span text:style-name="T3">. </text:span><text:span text:style-name="T4">Discussion</text:span></text:p>
      <text:p text:style-name="P5">In this project we have seen the performance of a particle filter. The filtering process is relatively simple yet it yields high quality results.</text:p>
      <text:p text:style-name="P5"/>
      <text:p text:style-name="P3"><text:soft-page-break/>Finally, <text:span text:style-name="T14">and as a side note, </text:span>I would like to express my concerns regarding the documentation and the instruction<text:span text:style-name="T14">s</text:span> provided in this project. It is very deficient with respect to the previous ones. One example (out of many):</text:p>
      <text:p text:style-name="P3"><text:tab/><text:span text:style-name="T8">SetAssociations()</text:span> function:</text:p>
      <text:list xml:id="list1724492918" text:style-name="L3">
        <text:list-item>
          <text:p text:style-name="P16">Its return type is set as Particle but the function does not return anything <text:span text:style-name="T11">(it actually issues a compilation warning)</text:span>.</text:p>
        </text:list-item>
        <text:list-item>
          <text:p text:style-name="P16">It is here where it is explained what the parameter <text:span text:style-name="T8">associations</text:span> means (and not in the <text:span text:style-name="T8">Particle</text:span> class).</text:p>
        </text:list-item>
        <text:list-item>
          <text:p text:style-name="P16">Idem for <text:span text:style-name="T8">sense_x</text:span>, <text:span text:style-name="T8">sense_y</text:span> which, in addition, is not very clear what they are supposed to repres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7:58:39.529597780</meta:creation-date>
    <dc:date>2018-08-01T19:30:50.447534081</dc:date>
    <meta:editing-duration>PT1H13M50S</meta:editing-duration>
    <meta:editing-cycles>10</meta:editing-cycles>
    <meta:generator>LibreOffice/6.0.3.2$Linux_X86_64 LibreOffice_project/00m0$Build-2</meta:generator>
    <meta:document-statistic meta:table-count="0" meta:image-count="0" meta:object-count="0" meta:page-count="2" meta:paragraph-count="23" meta:word-count="575" meta:character-count="3528" meta:non-whitespace-character-count="2985"/>
  </office:meta>
</office:document-meta>
</file>